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120.39pt"/>
    </style:style>
    <style:style style:name="co7" style:family="table-column">
      <style:table-column-properties fo:break-before="auto" style:column-width="92.61pt"/>
    </style:style>
    <style:style style:name="co8" style:family="table-column">
      <style:table-column-properties fo:break-before="auto" style:column-width="91.05pt"/>
    </style:style>
    <style:style style:name="co9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pt"/>
      <style:text-properties fo:color="#000000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801900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default-cell-style-name="ce4"/>
        <table:table-column table:style-name="co1" table:default-cell-style-name="ce9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0"/>
        <table:table-column table:style-name="co7" table:default-cell-style-name="ce10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 table:number-columns-spanned="15" table:number-rows-spanned="1">
            <text:p>psi_bitonic</text:p>
          </table:table-cell>
          <table:covered-table-cell table:style-name="ce6"/>
          <table:covered-table-cell table:number-columns-repeated="13" table:style-name="ce5"/>
        </table:table-row>
        <table:table-row table:style-name="ro1">
          <table:table-cell table:style-name="ce2" office:value-type="string" calcext:value-type="string" table:number-columns-spanned="15" table:number-rows-spanned="1">
            <text:p>synopsys</text:p>
          </table:table-cell>
          <table:covered-table-cell table:style-name="ce2"/>
          <table:covered-table-cell table:number-columns-repeated="13" table:style-name="ce5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11" office:value-type="string" calcext:value-type="string" table:number-columns-spanned="2" table:number-rows-spanned="1">
            <text:p><text:s text:c="8"/>total time (ms) <text:s text:c="20"/>(cc)</text:p>
          </table:table-cell>
          <table:covered-table-cell table:style-name="ce3"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table:style-name="ce4" office:value-type="float" office:value="16" calcext:value-type="float" table:number-columns-spanned="1" table:number-rows-spanned="9">
            <text:p>16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13753986" calcext:value-type="float">
            <text:p>1813753986</text:p>
          </table:table-cell>
          <table:table-cell office:value-type="float" office:value="128687874" calcext:value-type="float">
            <text:p>128687874</text:p>
          </table:table-cell>
          <table:table-cell office:value-type="float" office:value="4526380303" calcext:value-type="float">
            <text:p>4526380303</text:p>
          </table:table-cell>
          <table:table-cell office:value-type="float" office:value="1216698894" calcext:value-type="float">
            <text:p>1216698894</text:p>
          </table:table-cell>
          <table:table-cell office:value-type="float" office:value="17396996" calcext:value-type="float">
            <text:p>17396996</text:p>
          </table:table-cell>
          <table:table-cell table:style-name="ce3" office:value-type="float" office:value="3519.86" calcext:value-type="float">
            <text:p>3519.86</text:p>
          </table:table-cell>
          <table:table-cell table:style-name="ce3" office:value-type="float" office:value="7743367194" calcext:value-type="float">
            <text:p>7743367194</text:p>
          </table:table-cell>
          <table:table-cell office:value-type="float" office:value="50168" calcext:value-type="float">
            <text:p>50168</text:p>
          </table:table-cell>
          <table:table-cell office:value-type="float" office:value="18604" calcext:value-type="float">
            <text:p>18604</text:p>
          </table:table-cell>
          <table:table-cell office:value-type="float" office:value="52568" calcext:value-type="float">
            <text:p>52568</text:p>
          </table:table-cell>
          <table:table-cell table:formula="of:=PRODUCT([.D4];1/2200000000)" office:value-type="float" office:value="0.82443363" calcext:value-type="float">
            <text:p>0.82443363</text:p>
          </table:table-cell>
          <table:table-cell table:formula="of:=PRODUCT(SUM([.G4];[.H4]);1/2200000000)" office:value-type="float" office:value="0.560952677272727" calcext:value-type="float">
            <text:p>0.5609526773</text:p>
          </table:table-cell>
        </table:table-row>
        <table:table-row table:style-name="ro1">
          <table:covered-table-cell/>
          <table:covered-table-cell table:style-name="ce5"/>
          <table:table-cell office:value-type="float" office:value="32" calcext:value-type="float">
            <text:p>32</text:p>
          </table:table-cell>
          <table:table-cell office:value-type="float" office:value="2001317370" calcext:value-type="float">
            <text:p>2001317370</text:p>
          </table:table-cell>
          <table:table-cell office:value-type="float" office:value="305095044" calcext:value-type="float">
            <text:p>305095044</text:p>
          </table:table-cell>
          <table:table-cell office:value-type="float" office:value="4493735629" calcext:value-type="float">
            <text:p>4493735629</text:p>
          </table:table-cell>
          <table:table-cell office:value-type="float" office:value="1413685157" calcext:value-type="float">
            <text:p>1413685157</text:p>
          </table:table-cell>
          <table:table-cell office:value-type="float" office:value="32858138" calcext:value-type="float">
            <text:p>32858138</text:p>
          </table:table-cell>
          <table:table-cell table:style-name="ce3" office:value-type="float" office:value="3751.48" calcext:value-type="float">
            <text:p>3751.48</text:p>
          </table:table-cell>
          <table:table-cell table:style-name="ce3" office:value-type="float" office:value="8251366427" calcext:value-type="float">
            <text:p>8251366427</text:p>
          </table:table-cell>
          <table:table-cell office:value-type="float" office:value="101856" calcext:value-type="float">
            <text:p>101856</text:p>
          </table:table-cell>
          <table:table-cell office:value-type="float" office:value="37132" calcext:value-type="float">
            <text:p>37132</text:p>
          </table:table-cell>
          <table:table-cell office:value-type="float" office:value="98096" calcext:value-type="float">
            <text:p>98096</text:p>
          </table:table-cell>
          <table:table-cell table:formula="of:=PRODUCT([.D5];1/2200000000)" office:value-type="float" office:value="0.909689713636364" calcext:value-type="float">
            <text:p>0.9096897136</text:p>
          </table:table-cell>
          <table:table-cell table:formula="of:=PRODUCT(SUM([.G5];[.H5]);1/2200000000)" office:value-type="float" office:value="0.657519679545455" calcext:value-type="float">
            <text:p>0.6575196795</text:p>
          </table:table-cell>
        </table:table-row>
        <table:table-row table:style-name="ro1">
          <table:covered-table-cell/>
          <table:covered-table-cell table:style-name="ce5"/>
          <table:table-cell office:value-type="float" office:value="64" calcext:value-type="float">
            <text:p>64</text:p>
          </table:table-cell>
          <table:table-cell office:value-type="float" office:value="4646924072" calcext:value-type="float">
            <text:p>4646924072</text:p>
          </table:table-cell>
          <table:table-cell office:value-type="float" office:value="599707370" calcext:value-type="float">
            <text:p>599707370</text:p>
          </table:table-cell>
          <table:table-cell office:value-type="float" office:value="6892289676" calcext:value-type="float">
            <text:p>6892289676</text:p>
          </table:table-cell>
          <table:table-cell office:value-type="float" office:value="1421476973" calcext:value-type="float">
            <text:p>1421476973</text:p>
          </table:table-cell>
          <table:table-cell office:value-type="float" office:value="69570888" calcext:value-type="float">
            <text:p>69570888</text:p>
          </table:table-cell>
          <table:table-cell table:style-name="ce3" office:value-type="float" office:value="6200.54" calcext:value-type="float">
            <text:p>6200.54</text:p>
          </table:table-cell>
          <table:table-cell table:style-name="ce3" office:value-type="float" office:value="13639232964" calcext:value-type="float">
            <text:p>13639232964</text:p>
          </table:table-cell>
          <table:table-cell office:value-type="float" office:value="205442" calcext:value-type="float">
            <text:p>205442</text:p>
          </table:table-cell>
          <table:table-cell office:value-type="float" office:value="74226" calcext:value-type="float">
            <text:p>74226</text:p>
          </table:table-cell>
          <table:table-cell office:value-type="float" office:value="190032" calcext:value-type="float">
            <text:p>190032</text:p>
          </table:table-cell>
          <table:table-cell table:formula="of:=PRODUCT([.D6];1/2200000000)" office:value-type="float" office:value="2.11223821454545" calcext:value-type="float">
            <text:p>2.1122382145</text:p>
          </table:table-cell>
          <table:table-cell table:formula="of:=PRODUCT(SUM([.G6];[.H6]);1/2200000000)" office:value-type="float" office:value="0.677749027727273" calcext:value-type="float">
            <text:p>0.6777490277</text:p>
          </table:table-cell>
        </table:table-row>
        <table:table-row table:style-name="ro1">
          <table:covered-table-cell/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323142686" calcext:value-type="float">
            <text:p>5323142686</text:p>
          </table:table-cell>
          <table:table-cell office:value-type="float" office:value="418618754" calcext:value-type="float">
            <text:p>418618754</text:p>
          </table:table-cell>
          <table:table-cell office:value-type="float" office:value="4861483394" calcext:value-type="float">
            <text:p>4861483394</text:p>
          </table:table-cell>
          <table:table-cell office:value-type="float" office:value="3784976674" calcext:value-type="float">
            <text:p>3784976674</text:p>
          </table:table-cell>
          <table:table-cell office:value-type="float" office:value="88089290" calcext:value-type="float">
            <text:p>88089290</text:p>
          </table:table-cell>
          <table:table-cell table:style-name="ce3" office:value-type="float" office:value="6586.77" calcext:value-type="float">
            <text:p>6586.77</text:p>
          </table:table-cell>
          <table:table-cell table:style-name="ce3" office:value-type="float" office:value="14490175827" calcext:value-type="float">
            <text:p>14490175827</text:p>
          </table:table-cell>
          <table:table-cell office:value-type="float" office:value="116145" calcext:value-type="float">
            <text:p>116145</text:p>
          </table:table-cell>
          <table:table-cell office:value-type="float" office:value="43033" calcext:value-type="float">
            <text:p>43033</text:p>
          </table:table-cell>
          <table:table-cell office:value-type="float" office:value="280420" calcext:value-type="float">
            <text:p>280420</text:p>
          </table:table-cell>
          <table:table-cell table:formula="of:=PRODUCT([.D7];1/2200000000)" office:value-type="float" office:value="2.41961031181818" calcext:value-type="float">
            <text:p>2.4196103118</text:p>
          </table:table-cell>
          <table:table-cell table:formula="of:=PRODUCT(SUM([.G7];[.H7]);1/2200000000)" office:value-type="float" office:value="1.76048452909091" calcext:value-type="float">
            <text:p>1.7604845291</text:p>
          </table:table-cell>
        </table:table-row>
        <table:table-row table:style-name="ro1">
          <table:covered-table-cell table:number-columns-repeated="2"/>
          <table:table-cell office:value-type="float" office:value="32" calcext:value-type="float">
            <text:p>32</text:p>
          </table:table-cell>
          <table:table-cell office:value-type="float" office:value="6794161671" calcext:value-type="float">
            <text:p>6794161671</text:p>
          </table:table-cell>
          <table:table-cell office:value-type="float" office:value="813715298" calcext:value-type="float">
            <text:p>813715298</text:p>
          </table:table-cell>
          <table:table-cell office:value-type="float" office:value="27101544361" calcext:value-type="float">
            <text:p>27101544361</text:p>
          </table:table-cell>
          <table:table-cell office:value-type="float" office:value="4174801717" calcext:value-type="float">
            <text:p>4174801717</text:p>
          </table:table-cell>
          <table:table-cell office:value-type="float" office:value="170087732" calcext:value-type="float">
            <text:p>170087732</text:p>
          </table:table-cell>
          <table:table-cell table:style-name="ce3" office:value-type="float" office:value="17761.8" calcext:value-type="float">
            <text:p>17761.8</text:p>
          </table:table-cell>
          <table:table-cell table:style-name="ce3" office:value-type="float" office:value="39074619905" calcext:value-type="float">
            <text:p>39074619905</text:p>
          </table:table-cell>
          <table:table-cell office:value-type="float" office:value="235742" calcext:value-type="float">
            <text:p>235742</text:p>
          </table:table-cell>
          <table:table-cell office:value-type="float" office:value="85973" calcext:value-type="float">
            <text:p>85973</text:p>
          </table:table-cell>
          <table:table-cell office:value-type="float" office:value="549480" calcext:value-type="float">
            <text:p>549480</text:p>
          </table:table-cell>
          <table:table-cell table:formula="of:=PRODUCT([.D8];1/2200000000)" office:value-type="float" office:value="3.088255305" calcext:value-type="float">
            <text:p>3.088255305</text:p>
          </table:table-cell>
          <table:table-cell table:formula="of:=PRODUCT(SUM([.G8];[.H8]);1/2200000000)" office:value-type="float" office:value="1.97494974954545" calcext:value-type="float">
            <text:p>1.9749497495</text:p>
          </table:table-cell>
        </table:table-row>
        <table:table-row table:style-name="ro1">
          <table:covered-table-cell table:number-columns-repeated="2"/>
          <table:table-cell office:value-type="float" office:value="64" calcext:value-type="float">
            <text:p>64</text:p>
          </table:table-cell>
          <table:table-cell office:value-type="float" office:value="19574181339" calcext:value-type="float">
            <text:p>19574181339</text:p>
          </table:table-cell>
          <table:table-cell office:value-type="float" office:value="1614414174" calcext:value-type="float">
            <text:p>1614414174</text:p>
          </table:table-cell>
          <table:table-cell office:value-type="float" office:value="14663168562" calcext:value-type="float">
            <text:p>14663168562</text:p>
          </table:table-cell>
          <table:table-cell office:value-type="float" office:value="4206372060" calcext:value-type="float">
            <text:p>4206372060</text:p>
          </table:table-cell>
          <table:table-cell office:value-type="float" office:value="375774435" calcext:value-type="float">
            <text:p>375774435</text:p>
          </table:table-cell>
          <table:table-cell table:style-name="ce3" office:value-type="float" office:value="18399.7" calcext:value-type="float">
            <text:p>18399.7</text:p>
          </table:table-cell>
          <table:table-cell table:style-name="ce3" office:value-type="float" office:value="40479157497" calcext:value-type="float">
            <text:p>40479157497</text:p>
          </table:table-cell>
          <table:table-cell office:value-type="float" office:value="476399" calcext:value-type="float">
            <text:p>476399</text:p>
          </table:table-cell>
          <table:table-cell office:value-type="float" office:value="171930" calcext:value-type="float">
            <text:p>171930</text:p>
          </table:table-cell>
          <table:table-cell office:value-type="float" office:value="1088496" calcext:value-type="float">
            <text:p>1088496</text:p>
          </table:table-cell>
          <table:table-cell table:formula="of:=PRODUCT([.D9];1/2200000000)" office:value-type="float" office:value="8.89735515409091" calcext:value-type="float">
            <text:p>8.8973551541</text:p>
          </table:table-cell>
          <table:table-cell table:formula="of:=PRODUCT(SUM([.G9];[.H9]);1/2200000000)" office:value-type="float" office:value="2.08279386136364" calcext:value-type="float">
            <text:p>2.0827938614</text:p>
          </table:table-cell>
        </table:table-row>
        <table:table-row table:style-name="ro1">
          <table:covered-table-cell/>
          <table:table-cell office:value-type="float" office:value="16" calcext:value-type="float" table:number-columns-spanned="1" table:number-rows-spanned="3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21220968463" calcext:value-type="float">
            <text:p>21220968463</text:p>
          </table:table-cell>
          <table:table-cell office:value-type="float" office:value="868642725" calcext:value-type="float">
            <text:p>868642725</text:p>
          </table:table-cell>
          <table:table-cell office:value-type="float" office:value="59460787779" calcext:value-type="float">
            <text:p>59460787779</text:p>
          </table:table-cell>
          <table:table-cell office:value-type="float" office:value="9020810339" calcext:value-type="float">
            <text:p>9020810339</text:p>
          </table:table-cell>
          <table:table-cell office:value-type="float" office:value="659475981" calcext:value-type="float">
            <text:p>659475981</text:p>
          </table:table-cell>
          <table:table-cell table:style-name="ce3" office:value-type="float" office:value="41504.3" calcext:value-type="float">
            <text:p>41504.3</text:p>
          </table:table-cell>
          <table:table-cell table:style-name="ce3" office:value-type="float" office:value="91308888399" calcext:value-type="float">
            <text:p>91308888399</text:p>
          </table:table-cell>
          <table:table-cell office:value-type="float" office:value="248028" calcext:value-type="float">
            <text:p>248028</text:p>
          </table:table-cell>
          <table:table-cell office:value-type="float" office:value="91916" calcext:value-type="float">
            <text:p>91916</text:p>
          </table:table-cell>
          <table:table-cell office:value-type="float" office:value="1843716" calcext:value-type="float">
            <text:p>1843716</text:p>
          </table:table-cell>
          <table:table-cell table:formula="of:=PRODUCT([.D10];1/2200000000)" office:value-type="float" office:value="9.64589475590909" calcext:value-type="float">
            <text:p>9.6458947559</text:p>
          </table:table-cell>
          <table:table-cell table:formula="of:=PRODUCT(SUM([.G10];[.H10]);1/2200000000)" office:value-type="float" office:value="4.40013014545455" calcext:value-type="float">
            <text:p>4.4001301455</text:p>
          </table:table-cell>
        </table:table-row>
        <table:table-row table:style-name="ro1">
          <table:covered-table-cell table:number-columns-repeated="2"/>
          <table:table-cell office:value-type="float" office:value="32" calcext:value-type="float">
            <text:p>32</text:p>
          </table:table-cell>
          <table:table-cell office:value-type="float" office:value="41408601525" calcext:value-type="float">
            <text:p>41408601525</text:p>
          </table:table-cell>
          <table:table-cell office:value-type="float" office:value="2256565166" calcext:value-type="float">
            <text:p>2256565166</text:p>
          </table:table-cell>
          <table:table-cell office:value-type="float" office:value="50628420408" calcext:value-type="float">
            <text:p>50628420408</text:p>
          </table:table-cell>
          <table:table-cell office:value-type="float" office:value="10007794942" calcext:value-type="float">
            <text:p>10007794942</text:p>
          </table:table-cell>
          <table:table-cell office:value-type="float" office:value="1515120007" calcext:value-type="float">
            <text:p>1515120007</text:p>
          </table:table-cell>
          <table:table-cell table:style-name="ce3" office:value-type="float" office:value="48157.9" calcext:value-type="float">
            <text:p>48157.9</text:p>
          </table:table-cell>
          <table:table-cell table:style-name="ce3" office:value-type="float" office:value="105946092571" calcext:value-type="float">
            <text:p>105946092571</text:p>
          </table:table-cell>
          <table:table-cell office:value-type="float" office:value="503517" calcext:value-type="float">
            <text:p>503517</text:p>
          </table:table-cell>
          <table:table-cell office:value-type="float" office:value="183712" calcext:value-type="float">
            <text:p>183712</text:p>
          </table:table-cell>
          <table:table-cell office:value-type="float" office:value="3668676" calcext:value-type="float">
            <text:p>3668676</text:p>
          </table:table-cell>
          <table:table-cell table:formula="of:=PRODUCT([.D11];1/2200000000)" office:value-type="float" office:value="18.8220916022727" calcext:value-type="float">
            <text:p>18.8220916023</text:p>
          </table:table-cell>
          <table:table-cell table:formula="of:=PRODUCT(SUM([.G11];[.H11]);1/2200000000)" office:value-type="float" office:value="5.23768861318182" calcext:value-type="float">
            <text:p>5.2376886132</text:p>
          </table:table-cell>
        </table:table-row>
        <table:table-row table:style-name="ro1">
          <table:covered-table-cell table:number-columns-repeated="2"/>
          <table:table-cell office:value-type="float" office:value="64" calcext:value-type="float">
            <text:p>64</text:p>
          </table:table-cell>
          <table:table-cell office:value-type="float" office:value="93020698889" calcext:value-type="float">
            <text:p>93020698889</text:p>
          </table:table-cell>
          <table:table-cell office:value-type="float" office:value="247075141091" calcext:value-type="float">
            <text:p>247075141091</text:p>
          </table:table-cell>
          <table:table-cell office:value-type="float" office:value="304741927801" calcext:value-type="float">
            <text:p>304741927801</text:p>
          </table:table-cell>
          <table:table-cell office:value-type="float" office:value="10171272779" calcext:value-type="float">
            <text:p>10171272779</text:p>
          </table:table-cell>
          <table:table-cell office:value-type="float" office:value="179648091566" calcext:value-type="float">
            <text:p>179648091566</text:p>
          </table:table-cell>
          <table:table-cell table:style-name="ce3" office:value-type="float" office:value="379473" calcext:value-type="float">
            <text:p>379473</text:p>
          </table:table-cell>
          <table:table-cell table:style-name="ce3" office:value-type="float" office:value="834838087419" calcext:value-type="float">
            <text:p>834838087419</text:p>
          </table:table-cell>
          <table:table-cell office:value-type="float" office:value="1017623" calcext:value-type="float">
            <text:p>1017623</text:p>
          </table:table-cell>
          <table:table-cell office:value-type="float" office:value="367398" calcext:value-type="float">
            <text:p>367398</text:p>
          </table:table-cell>
          <table:table-cell office:value-type="float" office:value="7318536" calcext:value-type="float">
            <text:p>7318536</text:p>
          </table:table-cell>
          <table:table-cell table:formula="of:=PRODUCT([.D12];1/2200000000)" office:value-type="float" office:value="42.2821358586364" calcext:value-type="float">
            <text:p>42.2821358586</text:p>
          </table:table-cell>
          <table:table-cell table:formula="of:=PRODUCT(SUM([.G12];[.H12]);1/2200000000)" office:value-type="float" office:value="86.2815292477273" calcext:value-type="float">
            <text:p>86.2815292477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10" table:number-columns-repeated="5"/>
          <table:table-cell table:number-columns-repeated="2"/>
          <table:table-cell office:value-type="float" office:value="512259" calcext:value-type="float">
            <text:p>512259</text:p>
          </table:table-cell>
          <table:table-cell office:value-type="float" office:value="189661" calcext:value-type="float">
            <text:p>189661</text:p>
          </table:table-cell>
          <table:table-cell table:style-name="ce10" table:number-columns-repeated="3"/>
        </table:table-row>
        <table:table-row table:style-name="ro1">
          <table:table-cell table:style-name="Default"/>
          <table:table-cell table:style-name="ce7"/>
          <table:table-cell table:style-name="Default" table:number-columns-repeated="13"/>
        </table:table-row>
        <table:table-row table:style-name="ro1">
          <table:table-cell table:style-name="ce2" office:value-type="string" calcext:value-type="string" table:number-columns-spanned="15" table:number-rows-spanned="1">
            <text:p>yosys_new</text:p>
          </table:table-cell>
          <table:covered-table-cell table:style-name="ce8"/>
          <table:covered-table-cell table:number-columns-repeated="13" table:style-name="ce5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11" office:value-type="string" calcext:value-type="string" table:number-columns-spanned="2" table:number-rows-spanned="1">
            <text:p><text:s text:c="8"/>total time (ms) <text:s text:c="20"/>(cc)</text:p>
          </table:table-cell>
          <table:covered-table-cell table:style-name="ce3"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table:style-name="ce4" office:value-type="float" office:value="16" calcext:value-type="float" table:number-columns-spanned="1" table:number-rows-spanned="9">
            <text:p>16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float" office:value="16" calcext:value-type="float">
            <text:p>16</text:p>
          </table:table-cell>
          <table:table-cell table:style-name="ce10" table:number-columns-repeated="5"/>
          <table:table-cell table:number-columns-repeated="2"/>
          <table:table-cell office:value-type="float" office:value="56643" calcext:value-type="float">
            <text:p>56643</text:p>
          </table:table-cell>
          <table:table-cell office:value-type="float" office:value="17568" calcext:value-type="float">
            <text:p>17568</text:p>
          </table:table-cell>
          <table:table-cell table:style-name="ce10" table:number-columns-repeated="3"/>
        </table:table-row>
        <table:table-row table:style-name="ro1">
          <table:covered-table-cell/>
          <table:covered-table-cell table:style-name="ce5"/>
          <table:table-cell office:value-type="float" office:value="32" calcext:value-type="float">
            <text:p>32</text:p>
          </table:table-cell>
          <table:table-cell table:style-name="ce10" table:number-columns-repeated="5"/>
          <table:table-cell table:number-columns-repeated="2"/>
          <table:table-cell office:value-type="float" office:value="114401" calcext:value-type="float">
            <text:p>114401</text:p>
          </table:table-cell>
          <table:table-cell office:value-type="float" office:value="35184" calcext:value-type="float">
            <text:p>35184</text:p>
          </table:table-cell>
          <table:table-cell table:style-name="ce10" table:number-columns-repeated="3"/>
        </table:table-row>
        <table:table-row table:style-name="ro1">
          <table:covered-table-cell/>
          <table:covered-table-cell table:style-name="ce5"/>
          <table:table-cell office:value-type="float" office:value="64" calcext:value-type="float">
            <text:p>64</text:p>
          </table:table-cell>
          <table:table-cell table:style-name="ce10" table:number-columns-repeated="5"/>
          <table:table-cell table:number-columns-repeated="2"/>
          <table:table-cell office:value-type="float" office:value="230017" calcext:value-type="float">
            <text:p>230017</text:p>
          </table:table-cell>
          <table:table-cell office:value-type="float" office:value="70416" calcext:value-type="float">
            <text:p>70416</text:p>
          </table:table-cell>
          <table:table-cell table:style-name="ce10" table:number-columns-repeated="3"/>
        </table:table-row>
        <table:table-row table:style-name="ro1">
          <table:covered-table-cell/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16" calcext:value-type="float">
            <text:p>16</text:p>
          </table:table-cell>
          <table:table-cell table:style-name="ce10" table:number-columns-repeated="5"/>
          <table:table-cell table:number-columns-repeated="2"/>
          <table:table-cell office:value-type="float" office:value="131636" calcext:value-type="float">
            <text:p>131636</text:p>
          </table:table-cell>
          <table:table-cell office:value-type="float" office:value="40992" calcext:value-type="float">
            <text:p>40992</text:p>
          </table:table-cell>
          <table:table-cell table:style-name="ce10" table:number-columns-repeated="3"/>
        </table:table-row>
        <table:table-row table:style-name="ro1">
          <table:covered-table-cell table:number-columns-repeated="2"/>
          <table:table-cell office:value-type="float" office:value="32" calcext:value-type="float">
            <text:p>32</text:p>
          </table:table-cell>
          <table:table-cell table:style-name="ce10" table:number-columns-repeated="5"/>
          <table:table-cell table:number-columns-repeated="2"/>
          <table:table-cell office:value-type="float" office:value="265849" calcext:value-type="float">
            <text:p>265849</text:p>
          </table:table-cell>
          <table:table-cell office:value-type="float" office:value="82096" calcext:value-type="float">
            <text:p>82096</text:p>
          </table:table-cell>
          <table:table-cell table:style-name="ce10" table:number-columns-repeated="3"/>
        </table:table-row>
        <table:table-row table:style-name="ro1">
          <table:covered-table-cell table:number-columns-repeated="2"/>
          <table:table-cell office:value-type="float" office:value="64" calcext:value-type="float">
            <text:p>64</text:p>
          </table:table-cell>
          <table:table-cell table:style-name="ce10" table:number-columns-repeated="5"/>
          <table:table-cell table:number-columns-repeated="2"/>
          <table:table-cell office:value-type="float" office:value="534489" calcext:value-type="float">
            <text:p>534489</text:p>
          </table:table-cell>
          <table:table-cell office:value-type="float" office:value="164304" calcext:value-type="float">
            <text:p>164304</text:p>
          </table:table-cell>
          <table:table-cell table:style-name="ce10" table:number-columns-repeated="3"/>
        </table:table-row>
        <table:table-row table:style-name="ro1">
          <table:covered-table-cell/>
          <table:table-cell office:value-type="float" office:value="16" calcext:value-type="float" table:number-columns-spanned="1" table:number-rows-spanned="3">
            <text:p>16</text:p>
          </table:table-cell>
          <table:table-cell office:value-type="float" office:value="16" calcext:value-type="float">
            <text:p>16</text:p>
          </table:table-cell>
          <table:table-cell table:style-name="ce10" table:number-columns-repeated="5"/>
          <table:table-cell table:number-columns-repeated="2"/>
          <table:table-cell office:value-type="float" office:value="281621" calcext:value-type="float">
            <text:p>281621</text:p>
          </table:table-cell>
          <table:table-cell office:value-type="float" office:value="87840" calcext:value-type="float">
            <text:p>87840</text:p>
          </table:table-cell>
          <table:table-cell table:style-name="ce10" table:number-columns-repeated="3"/>
        </table:table-row>
        <table:table-row table:style-name="ro1">
          <table:covered-table-cell table:number-columns-repeated="2"/>
          <table:table-cell office:value-type="float" office:value="32" calcext:value-type="float">
            <text:p>32</text:p>
          </table:table-cell>
          <table:table-cell table:style-name="ce10" table:number-columns-repeated="5"/>
          <table:table-cell table:number-columns-repeated="2"/>
          <table:table-cell office:value-type="float" office:value="568745" calcext:value-type="float">
            <text:p>568745</text:p>
          </table:table-cell>
          <table:table-cell office:value-type="float" office:value="175920" calcext:value-type="float">
            <text:p>175920</text:p>
          </table:table-cell>
          <table:table-cell table:style-name="ce10" table:number-columns-repeated="3"/>
        </table:table-row>
        <table:table-row table:style-name="ro1">
          <table:covered-table-cell table:number-columns-repeated="2"/>
          <table:table-cell office:value-type="float" office:value="64" calcext:value-type="float">
            <text:p>64</text:p>
          </table:table-cell>
          <table:table-cell table:style-name="ce10" table:number-columns-repeated="5"/>
          <table:table-cell table:number-columns-repeated="2"/>
          <table:table-cell office:value-type="float" office:value="1143433" calcext:value-type="float">
            <text:p>1143433</text:p>
          </table:table-cell>
          <table:table-cell office:value-type="float" office:value="352080" calcext:value-type="float">
            <text:p>352080</text:p>
          </table:table-cell>
          <table:table-cell table:style-name="ce10" table:number-columns-repeated="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10" table:number-columns-repeated="5"/>
          <table:table-cell table:number-columns-repeated="2"/>
          <table:table-cell office:value-type="float" office:value="581591" calcext:value-type="float">
            <text:p>581591</text:p>
          </table:table-cell>
          <table:table-cell office:value-type="float" office:value="181536" calcext:value-type="float">
            <text:p>181536</text:p>
          </table:table-cell>
          <table:table-cell table:style-name="ce1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 style:data-style-name="N2" text:time-value="20:48:06.691367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5:01:02.438694457</meta:creation-date>
    <dc:date>2018-04-03T21:29:40.700881223</dc:date>
    <meta:editing-duration>PT6H20M41S</meta:editing-duration>
    <meta:editing-cycles>41</meta:editing-cycles>
    <meta:generator>LibreOffice/5.1.6.2$Linux_X86_64 LibreOffice_project/10m0$Build-2</meta:generator>
    <meta:document-statistic meta:table-count="1" meta:cell-count="193" meta:object-count="0"/>
  </office:meta>
</office:document-meta>
</file>